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enlo" svg:font-family="Menlo"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eff8" officeooo:paragraph-rsid="000deff8"/>
    </style:style>
    <style:style style:name="P2" style:family="paragraph" style:parent-style-name="Standard">
      <style:text-properties fo:color="#000000" style:font-name="Menlo-Regular" fo:font-size="11pt" officeooo:rsid="000deff8" officeooo:paragraph-rsid="000deff8" style:font-size-asian="11pt"/>
    </style:style>
    <style:style style:name="P3" style:family="paragraph" style:parent-style-name="Standard">
      <style:text-properties officeooo:rsid="000e999d" officeooo:paragraph-rsid="000e999d"/>
    </style:style>
    <style:style style:name="P4" style:family="paragraph" style:parent-style-name="Standard">
      <style:text-properties officeooo:rsid="000fc01b" officeooo:paragraph-rsid="000fc01b"/>
    </style:style>
    <style:style style:name="P5" style:family="paragraph" style:parent-style-name="Standard">
      <style:text-properties fo:color="#000000" style:font-name="Menlo-Regular" fo:font-size="11pt" officeooo:rsid="000deff8" officeooo:paragraph-rsid="000e999d" style:font-size-asian="11pt"/>
    </style:style>
    <style:style style:name="T1" style:family="text">
      <style:text-properties officeooo:rsid="000fc01b"/>
    </style:style>
    <style:style style:name="T2" style:family="text">
      <style:text-properties fo:color="#008080" style:font-name="Menlo" fo:font-size="14pt" style:font-size-asian="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sobre la incorporación al proyecto de nuevas pruebas.</text:p>
      <text:p text:style-name="P1"/>
      <text:p text:style-name="P1">Se nos ofrecen distinas opciones de pruebas a añadir, y cabe destacar que las herramientas de mocking ya las hemos incluido al mockear la clase test para la iteración de la semana 2, por tanto, no tendría mucho sentido gastar más tiempo en seguir mockeando.</text:p>
      <text:p text:style-name="P1">El primer tipo de pruebas que introduje fueron las pruebas de mutación, las cuales consisten en “crear un programa mutado” cambiando trues por falses, más por menos y un largo etc. Para implementar dichas pruebas hemos utilizado el software denominado PIT. Para ello, hemos añadido el siguiente plugin a la sección de plugins de nuestro pom.xml: </text:p>
      <text:p text:style-name="P1">&lt;plugin&gt;</text:p>
      <text:p text:style-name="P1"><text:tab/>&lt;groupId&gt;org.pitest&lt;/groupId&gt;</text:p>
      <text:p text:style-name="P1"><text:tab/>&lt;artifatId&gt;pitest-maven&lt;/artifactId&gt;</text:p>
      <text:p text:style-name="P1"><text:tab/>&lt;version&gt;1.4.3&lt;/version&gt;</text:p>
      <text:p text:style-name="P1">&lt;/plugin&gt;</text:p>
      <text:p text:style-name="P1">Una vez añadido dicho plugin a nuestro pom.xml, ya podemos empezar a ejecutar pruebas de mutación desde la terminal con el comando “mvn org.pitest:pitest-maven:mutationCoverage”, ésto nos genera una carpeta llamada “aaaammddhhmm” dentro de la carpeta pit-reports que está en nuestro target. Al abrir los ficheros generados podemos observar como mueren (killed) los mutantes generados, y éste es el objetivo de dichas pruebas.</text:p>
      <text:p text:style-name="P1"/>
      <text:p text:style-name="P3">Hemos añadido también <text:span text:style-name="T1">el plugin de checkstyle para Eclipse instalándolo desde la Marketplace de Eclipse y añadiendo a nuestro pom.xml el <text:s/>código correspondiente (está comentado) en la zona de reporting. Una vez hecho ésto basta con clickar con el botón derecho sobre el proyecto y en checkstyle escoger Check code with Checkstyle. Una vez hecho ésto vamos a Window → Show View → Other → Checkstyle <text:s/>y ahí ya podemos observar los reports y charts.</text:span></text:p>
      <text:p text:style-name="P4"/>
      <text:p text:style-name="P4"><text:tab/><text:tab/><text:tab/><text:tab/></text:p>
      <text:p text:style-name="P4"><text:span text:style-name="T2"><text:tab/><text:tab/></text:span></text:p>
      <text:p text:style-name="P3"><text:span text:style-name="T2"/></text:p>
      <text:p text:style-name="P3"><text:span text:style-name="T2"/></text:p>
      <text:p text:style-name="P3"><text:span text:style-name="T2"/></text:p>
      <text:p text:style-name="P5"><text:span text:style-name="T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enlo" svg:font-family="Menlo"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0:34:25.423026315</meta:creation-date>
    <dc:date>2018-12-26T13:20:58.736215878</dc:date>
    <meta:editing-duration>PT53M15S</meta:editing-duration>
    <meta:editing-cycles>3</meta:editing-cycles>
    <meta:generator>LibreOffice/6.0.2.1$MacOSX_X86_64 LibreOffice_project/f7f06a8f319e4b62f9bc5095aa112a65d2f3ac89</meta:generator>
    <meta:document-statistic meta:table-count="0" meta:image-count="0" meta:object-count="0" meta:page-count="1" meta:paragraph-count="12" meta:word-count="252" meta:character-count="1650" meta:non-whitespace-character-count="1396"/>
  </office:meta>
</office:document-meta>
</file>